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Zen Hei Sharp" svg:font-family="WenQuanYi Zen Hei Sharp"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style:style>
  </office:automatic-styles>
  <office:body>
    <office:text text:use-soft-page-breaks="true">
      <text:h text:style-name="P1" text:outline-level="1">Assignment 5: Statistics, Statistics, Statistics and more Statistics</text:h>
      <text:h text:style-name="Heading2" text:outline-level="2">Austin Derbique A01967241 10/9/17 CS5665</text:h>
      <text:p text:style-name="Textbody"/>
      <text:p text:style-name="Textbody">1. <text:s/>Let's say that you access the data set num_friends for each function<text:s/>call and num_friends is the original data set that is not sorted. Every time you call a function such as median, first quartile, third quartile, variance, standard deviation, or inner quartile range, you need a sorted list. The others can be accessed by searching through the list in one go, but as for the functions previously mentioned, can be optimized by calling them on an already sorted list.</text:p>
      <text:p text:style-name="Textbody">2.<text:s/>Done. Look at SummaryStatistics.py and statistics.py. linear_algebra.py is from the author’s github rep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Zen Hei Sharp" svg:font-family="WenQuanYi Zen Hei Sharp"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Zen Hei Sharp"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ustin Derbique</meta:initial-creator>
    <dc:creator>Austin Derbique</dc:creator>
    <meta:creation-date>2017-10-09T20:51:00Z</meta:creation-date>
    <dc:date>2017-10-11T22:17:00Z</dc:date>
    <meta:template xlink:href="Normal.dotm" xlink:type="simple"/>
    <meta:editing-cycles>3</meta:editing-cycles>
    <meta:editing-duration>PT8040S</meta:editing-duration>
    <meta:document-statistic meta:page-count="1" meta:paragraph-count="1" meta:word-count="103" meta:character-count="691" meta:row-count="4" meta:non-whitespace-character-count="589"/>
  </office:meta>
</office:document-meta>
</file>